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19f4cc" officeooo:paragraph-rsid="001f3c23"/>
    </style:style>
    <style:style style:name="P2" style:family="paragraph" style:parent-style-name="Heading_20_3">
      <style:text-properties officeooo:rsid="0019f4cc" officeooo:paragraph-rsid="0019f4cc"/>
    </style:style>
    <style:style style:name="P3" style:family="paragraph" style:parent-style-name="Heading_20_3">
      <style:text-properties officeooo:paragraph-rsid="001f3c23"/>
    </style:style>
    <style:style style:name="P4" style:family="paragraph" style:parent-style-name="Standard">
      <style:text-properties officeooo:rsid="0019f4cc" officeooo:paragraph-rsid="0019f4cc"/>
    </style:style>
    <style:style style:name="P5" style:family="paragraph" style:parent-style-name="Standard">
      <style:text-properties officeooo:rsid="0019f4cc" officeooo:paragraph-rsid="001bc303"/>
    </style:style>
    <style:style style:name="P6" style:family="paragraph" style:parent-style-name="Standard">
      <style:text-properties officeooo:rsid="0019f4cc" officeooo:paragraph-rsid="001d6d3a"/>
    </style:style>
    <style:style style:name="P7" style:family="paragraph" style:parent-style-name="Standard">
      <style:text-properties officeooo:rsid="0019f4cc" officeooo:paragraph-rsid="001f3c23"/>
    </style:style>
    <style:style style:name="P8" style:family="paragraph" style:parent-style-name="Standard">
      <style:text-properties officeooo:rsid="0019f4cc" officeooo:paragraph-rsid="0021cbc7"/>
    </style:style>
    <style:style style:name="P9" style:family="paragraph" style:parent-style-name="Standard">
      <style:text-properties officeooo:rsid="0019f4cc" officeooo:paragraph-rsid="0022cdf0"/>
    </style:style>
    <style:style style:name="P10" style:family="paragraph" style:parent-style-name="Standard">
      <style:text-properties officeooo:rsid="0019f4cc" officeooo:paragraph-rsid="0023b01b"/>
    </style:style>
    <style:style style:name="P11" style:family="paragraph" style:parent-style-name="Standard">
      <style:text-properties officeooo:rsid="0019f4cc" officeooo:paragraph-rsid="0026f315"/>
    </style:style>
    <style:style style:name="P12" style:family="paragraph" style:parent-style-name="Standard">
      <style:text-properties officeooo:rsid="0019f4cc" officeooo:paragraph-rsid="002f192b"/>
    </style:style>
    <style:style style:name="P13" style:family="paragraph" style:parent-style-name="Text_20_body">
      <style:text-properties officeooo:rsid="0019f4cc" officeooo:paragraph-rsid="001f3c23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2602in" fo:widows="1" fo:text-indent="0in" style:auto-text-indent="false" fo:padding="0in" fo:border="none"/>
    </style:style>
    <style:style style:name="T1" style:family="text">
      <style:text-properties fo:font-variant="normal" fo:text-transform="none" fo:color="#4f4f4f" style:font-name="Open Sans" fo:font-size="11.25pt" fo:letter-spacing="normal" fo:font-style="italic" fo:font-weight="normal" loext:padding="0in" loext:border="none"/>
    </style:style>
    <style:style style:name="T2" style:family="text">
      <style:text-properties fo:font-variant="normal" fo:text-transform="none" fo:color="#4f4f4f" style:font-name="Open Sans" fo:font-size="11.25pt" fo:letter-spacing="normal" fo:font-style="italic" fo:font-weight="normal" style:font-size-asian="12pt" style:font-size-complex="12pt" loext:padding="0in" loext:border="none"/>
    </style:style>
    <style:style style:name="T3" style:family="text">
      <style:text-properties fo:font-variant="normal" fo:text-transform="none" fo:color="#4f4f4f" style:font-name="Open Sans" fo:font-size="11.25pt" fo:letter-spacing="normal" fo:font-style="italic" fo:font-weight="normal" officeooo:rsid="001dc820" style:font-size-asian="12pt" style:font-size-complex="12pt" loext:padding="0in" loext:border="none"/>
    </style:style>
    <style:style style:name="T4" style:family="text">
      <style:text-properties fo:font-variant="normal" fo:text-transform="none" fo:color="#4f4f4f" style:font-name="Liberation Serif" fo:font-size="12pt" fo:letter-spacing="normal" fo:font-style="normal" fo:font-weight="normal" style:font-size-asian="12pt" style:font-style-asian="normal" style:font-size-complex="12pt" style:font-style-complex="normal" loext:padding="0in" loext:border="none"/>
    </style:style>
    <style:style style:name="T5" style:family="text">
      <style:text-properties fo:font-variant="normal" fo:text-transform="none" fo:color="#4f4f4f" style:font-name="Liberation Serif" fo:font-size="12pt" fo:letter-spacing="normal" fo:font-style="normal" fo:font-weight="normal" officeooo:rsid="001bc303" style:font-size-asian="12pt" style:font-style-asian="normal" style:font-size-complex="12pt" style:font-style-complex="normal" loext:padding="0in" loext:border="none"/>
    </style:style>
    <style:style style:name="T6" style:family="text">
      <style:text-properties fo:font-variant="normal" fo:text-transform="none" fo:color="#4f4f4f" style:font-name="Liberation Serif" fo:font-size="12pt" fo:letter-spacing="normal" fo:font-style="normal" fo:font-weight="normal" officeooo:rsid="001d6d3a" style:font-size-asian="12pt" style:font-style-asian="normal" style:font-size-complex="12pt" style:font-style-complex="normal" loext:padding="0in" loext:border="none"/>
    </style:style>
    <style:style style:name="T7" style:family="text">
      <style:text-properties fo:font-variant="normal" fo:text-transform="none" fo:color="#4f4f4f" style:font-name="Liberation Serif" fo:font-size="12pt" fo:letter-spacing="normal" fo:font-style="normal" fo:font-weight="normal" officeooo:rsid="001daf82" style:font-size-asian="12pt" style:font-style-asian="normal" style:font-size-complex="12pt" style:font-style-complex="normal" loext:padding="0in" loext:border="none"/>
    </style:style>
    <style:style style:name="T8" style:family="text">
      <style:text-properties fo:font-variant="normal" fo:text-transform="none" fo:color="#4f4f4f" style:font-name="Liberation Serif" fo:font-size="12pt" fo:letter-spacing="normal" fo:font-style="normal" fo:font-weight="normal" officeooo:rsid="001dc820" style:font-size-asian="12pt" style:font-style-asian="normal" style:font-size-complex="12pt" style:font-style-complex="normal" loext:padding="0in" loext:border="none"/>
    </style:style>
    <style:style style:name="T9" style:family="text">
      <style:text-properties fo:font-variant="normal" fo:text-transform="none" fo:color="#4f4f4f" style:font-name="Liberation Serif" fo:font-size="12pt" fo:letter-spacing="normal" fo:font-style="normal" fo:font-weight="normal" officeooo:rsid="001f3c23" style:font-size-asian="12pt" style:font-style-asian="normal" style:font-size-complex="12pt" style:font-style-complex="normal" loext:padding="0in" loext:border="none"/>
    </style:style>
    <style:style style:name="T10" style:family="text">
      <style:text-properties fo:font-variant="normal" fo:text-transform="none" fo:color="#4f4f4f" style:font-name="Liberation Serif" fo:font-size="12pt" fo:letter-spacing="normal" fo:font-style="normal" fo:font-weight="normal" officeooo:rsid="0020e8ff" style:font-size-asian="12pt" style:font-style-asian="normal" style:font-size-complex="12pt" style:font-style-complex="normal" loext:padding="0in" loext:border="none"/>
    </style:style>
    <style:style style:name="T11" style:family="text">
      <style:text-properties fo:font-variant="normal" fo:text-transform="none" fo:color="#4f4f4f" style:font-name="Liberation Serif" fo:font-size="12pt" fo:letter-spacing="normal" fo:font-style="normal" fo:font-weight="normal" officeooo:rsid="0021cbc7" style:font-size-asian="12pt" style:font-style-asian="normal" style:font-size-complex="12pt" style:font-style-complex="normal" loext:padding="0in" loext:border="none"/>
    </style:style>
    <style:style style:name="T12" style:family="text">
      <style:text-properties fo:font-variant="normal" fo:text-transform="none" fo:color="#4f4f4f" style:font-name="Liberation Serif" fo:font-size="12pt" fo:letter-spacing="normal" fo:font-style="normal" fo:font-weight="normal" officeooo:rsid="0021dc50" style:font-size-asian="12pt" style:font-style-asian="normal" style:font-size-complex="12pt" style:font-style-complex="normal" loext:padding="0in" loext:border="none"/>
    </style:style>
    <style:style style:name="T13" style:family="text">
      <style:text-properties fo:font-variant="normal" fo:text-transform="none" fo:color="#4f4f4f" style:font-name="Liberation Serif" fo:font-size="12pt" fo:letter-spacing="normal" fo:font-style="normal" fo:font-weight="normal" officeooo:rsid="0022cdf0" style:font-size-asian="12pt" style:font-style-asian="normal" style:font-size-complex="12pt" style:font-style-complex="normal" loext:padding="0in" loext:border="none"/>
    </style:style>
    <style:style style:name="T14" style:family="text">
      <style:text-properties fo:font-variant="normal" fo:text-transform="none" fo:color="#4f4f4f" style:font-name="Liberation Serif" fo:font-size="12pt" fo:letter-spacing="normal" fo:font-style="normal" fo:font-weight="normal" officeooo:rsid="0023b01b" style:font-size-asian="12pt" style:font-style-asian="normal" style:font-size-complex="12pt" style:font-style-complex="normal" loext:padding="0in" loext:border="none"/>
    </style:style>
    <style:style style:name="T15" style:family="text">
      <style:text-properties fo:font-variant="normal" fo:text-transform="none" fo:color="#4f4f4f" style:font-name="Liberation Serif" fo:font-size="12pt" fo:letter-spacing="normal" fo:font-style="normal" fo:font-weight="normal" officeooo:rsid="0024ca97" style:font-size-asian="12pt" style:font-style-asian="normal" style:font-size-complex="12pt" style:font-style-complex="normal" loext:padding="0in" loext:border="none"/>
    </style:style>
    <style:style style:name="T16" style:family="text">
      <style:text-properties fo:font-variant="normal" fo:text-transform="none" fo:color="#4f4f4f" style:font-name="Liberation Serif" fo:font-size="12pt" fo:letter-spacing="normal" fo:font-style="normal" fo:font-weight="normal" officeooo:rsid="0025d449" style:font-size-asian="12pt" style:font-style-asian="normal" style:font-size-complex="12pt" style:font-style-complex="normal" loext:padding="0in" loext:border="none"/>
    </style:style>
    <style:style style:name="T17" style:family="text">
      <style:text-properties fo:font-variant="normal" fo:text-transform="none" fo:color="#4f4f4f" style:font-name="Liberation Serif" fo:font-size="12pt" fo:letter-spacing="normal" fo:font-style="normal" fo:font-weight="normal" officeooo:rsid="0026f315" style:font-size-asian="12pt" style:font-style-asian="normal" style:font-size-complex="12pt" style:font-style-complex="normal" loext:padding="0in" loext:border="none"/>
    </style:style>
    <style:style style:name="T18" style:family="text">
      <style:text-properties fo:font-variant="normal" fo:text-transform="none" fo:color="#4f4f4f" style:font-name="Liberation Serif" fo:font-size="12pt" fo:letter-spacing="normal" fo:font-style="normal" fo:font-weight="normal" officeooo:rsid="0028fb07" style:font-size-asian="12pt" style:font-style-asian="normal" style:font-size-complex="12pt" style:font-style-complex="normal" loext:padding="0in" loext:border="none"/>
    </style:style>
    <style:style style:name="T19" style:family="text">
      <style:text-properties fo:font-variant="normal" fo:text-transform="none" fo:color="#4f4f4f" style:font-name="Liberation Serif" fo:font-size="12pt" fo:letter-spacing="normal" fo:font-style="normal" fo:font-weight="normal" officeooo:rsid="002ae429" style:font-size-asian="12pt" style:font-style-asian="normal" style:font-size-complex="12pt" style:font-style-complex="normal" loext:padding="0in" loext:border="none"/>
    </style:style>
    <style:style style:name="T20" style:family="text">
      <style:text-properties fo:font-variant="normal" fo:text-transform="none" fo:color="#4f4f4f" style:font-name="Liberation Serif" fo:font-size="12pt" fo:letter-spacing="normal" fo:font-style="normal" fo:font-weight="normal" officeooo:rsid="002c0c38" style:font-size-asian="12pt" style:font-style-asian="normal" style:font-size-complex="12pt" style:font-style-complex="normal" loext:padding="0in" loext:border="none"/>
    </style:style>
    <style:style style:name="T21" style:family="text">
      <style:text-properties fo:font-variant="normal" fo:text-transform="none" fo:color="#4f4f4f" style:font-name="Liberation Serif" fo:font-size="12pt" fo:letter-spacing="normal" fo:font-style="normal" fo:font-weight="normal" officeooo:rsid="002d3a6a" style:font-size-asian="12pt" style:font-style-asian="normal" style:font-size-complex="12pt" style:font-style-complex="normal" loext:padding="0in" loext:border="none"/>
    </style:style>
    <style:style style:name="T22" style:family="text">
      <style:text-properties fo:font-variant="normal" fo:text-transform="none" fo:color="#4f4f4f" style:font-name="Liberation Serif" fo:font-size="12pt" fo:letter-spacing="normal" fo:font-style="normal" fo:font-weight="normal" officeooo:rsid="002e476a" style:font-size-asian="12pt" style:font-style-asian="normal" style:font-size-complex="12pt" style:font-style-complex="normal" loext:padding="0in" loext:border="none"/>
    </style:style>
    <style:style style:name="T23" style:family="text">
      <style:text-properties fo:font-variant="normal" fo:text-transform="none" fo:color="#4f4f4f" style:font-name="Liberation Serif" fo:font-size="12pt" fo:letter-spacing="normal" fo:font-style="normal" fo:font-weight="normal" officeooo:rsid="002f192b" style:font-size-asian="12pt" style:font-style-asian="normal" style:font-size-complex="12pt" style:font-style-complex="normal" loext:padding="0in" loext:border="none"/>
    </style:style>
    <style:style style:name="T24" style:family="text">
      <style:text-properties fo:font-variant="normal" fo:text-transform="none" fo:color="#4f4f4f" style:font-name="Liberation Serif" fo:font-size="12pt" fo:letter-spacing="normal" fo:font-style="normal" fo:font-weight="normal" officeooo:rsid="002ff3b0" style:font-size-asian="12pt" style:font-style-asian="normal" style:font-size-complex="12pt" style:font-style-complex="normal" loext:padding="0in" loext:border="none"/>
    </style:style>
    <style:style style:name="T25" style:family="text">
      <style:text-properties fo:font-variant="normal" fo:text-transform="none" fo:color="#4f4f4f" style:font-name="Liberation Serif" fo:font-size="12pt" fo:letter-spacing="normal" fo:font-style="normal" fo:font-weight="normal" officeooo:rsid="0030e0a5" style:font-size-asian="12pt" style:font-style-asian="normal" style:font-size-complex="12pt" style:font-style-complex="normal" loext:padding="0in" loext:border="none"/>
    </style:style>
    <style:style style:name="T26" style:family="text">
      <style:text-properties fo:font-variant="normal" fo:text-transform="none" fo:color="#4f4f4f" style:font-name="Liberation Serif" fo:font-size="12pt" fo:letter-spacing="normal" fo:font-style="normal" fo:font-weight="normal" officeooo:rsid="0031758b" style:font-size-asian="12pt" style:font-style-asian="normal" style:font-size-complex="12pt" style:font-style-complex="normal" loext:padding="0in" loext:border="none"/>
    </style:style>
    <style:style style:name="T27" style:family="text">
      <style:text-properties fo:font-variant="normal" fo:text-transform="none" fo:color="#4f4f4f" style:font-name="Liberation Serif" fo:font-size="12pt" fo:letter-spacing="normal" fo:font-style="normal" fo:font-weight="normal" officeooo:rsid="00328ce5" style:font-size-asian="12pt" style:font-style-asian="normal" style:font-size-complex="12pt" style:font-style-complex="normal" loext:padding="0in" loext:border="none"/>
    </style:style>
    <style:style style:name="T28" style:family="text">
      <style:text-properties fo:font-variant="normal" fo:text-transform="none" fo:color="#4f4f4f" style:font-name="inherit" fo:font-size="11.25pt" fo:letter-spacing="normal" fo:font-style="italic" fo:font-weight="normal" officeooo:rsid="001dc820" style:font-size-asian="12pt" style:font-size-complex="12pt" loext:padding="0in" loext:border="none"/>
    </style:style>
    <style:style style:name="T29" style:family="text">
      <style:text-properties fo:font-variant="normal" fo:text-transform="none" fo:color="#4f4f4f" style:font-name="inherit" fo:font-size="11.25pt" fo:letter-spacing="normal" fo:font-style="italic" fo:font-weight="normal" loext:padding="0in" loext:border="none"/>
    </style:style>
    <style:style style:name="T30" style:family="text">
      <style:text-properties fo:font-variant="normal" fo:text-transform="none" fo:color="#2e3d49" style:font-name="Open Sans" fo:font-size="13.5pt" fo:letter-spacing="normal" fo:font-style="normal" fo:font-weight="bold"/>
    </style:style>
    <style:style style:name="T31" style:family="text">
      <style:text-properties fo:font-variant="normal" fo:text-transform="none" fo:color="#2e3d49" style:font-name="Open Sans" fo:font-size="13.5pt" fo:letter-spacing="normal" fo:font-style="normal" fo:font-weight="bold" officeooo:rsid="001dc820" style:font-size-asian="12pt" style:font-style-asian="normal" style:font-size-complex="12pt" style:font-style-complex="normal" loext:padding="0in" loext:border="none"/>
    </style:style>
    <style:style style:name="T32" style:family="text">
      <style:text-properties fo:font-variant="normal" fo:text-transform="none" fo:color="#2e3d49" style:font-name="Open Sans" fo:font-size="13.5pt" fo:letter-spacing="normal" fo:font-style="normal" fo:font-weight="bold" style:font-size-asian="12pt" style:font-style-asian="normal" style:font-size-complex="12pt" style:font-style-complex="normal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than George</text:p>
      <text:p text:style-name="P4">Smart Cab Project Report</text:p>
      <text:p text:style-name="P4">7-13-2016</text:p>
      <text:h text:style-name="P2" text:outline-level="3"><text:bookmark text:name="implement-a-basic-driving-agent"/><text:span text:style-name="T30">Implement a basic driving agent</text:span></text:h>
      <text:p text:style-name="P4"><text:span text:style-name="Emphasis"><text:span text:style-name="T1">In your report, mention what you see in the agent’s behavior. Does it eventually make it to the target location?</text:span></text:span></text:p>
      <text:p text:style-name="P5"><text:span text:style-name="Emphasis"><text:span text:style-name="T5">It eventually does make it to the target location, but each movement is random, of course. <text:s/></text:span></text:span><text:span text:style-name="Emphasis"><text:span text:style-name="T7">It doesn’t take into account the reward from it’s actions, so it will sometimes run red lights, violate right-of-way, </text:span></text:span><text:span text:style-name="Emphasis"><text:span text:style-name="T23">and often</text:span></text:span><text:span text:style-name="Emphasis"><text:span text:style-name="T7"> </text:span></text:span><text:span text:style-name="Emphasis"><text:span text:style-name="T23">does not follow the waypoints.</text:span></text:span></text:p>
      <text:p text:style-name="P4"><text:span text:style-name="Emphasis"><text:span text:style-name="T4"/></text:span></text:p>
      <text:h text:style-name="P2" text:outline-level="3"><text:bookmark text:name="identify-and-update-state"/><text:span text:style-name="Emphasis"><text:span text:style-name="T32">Identify and update state</text:span></text:span></text:h>
      <text:p text:style-name="P4"><text:span text:style-name="Emphasis"><text:span text:style-name="T2">Justify why you picked these set of states, and how they model the agent and its environment.</text:span></text:span></text:p>
      <text:p text:style-name="P6"><text:span text:style-name="Emphasis"><text:span text:style-name="T5">I </text:span></text:span><text:span text:style-name="Emphasis"><text:span text:style-name="T6">picked </text:span></text:span><text:span text:style-name="Emphasis"><text:span text:style-name="T8">these for the set of states:</text:span></text:span></text:p>
      <text:p text:style-name="P8"><text:span text:style-name="Emphasis"><text:span text:style-name="T10">next_waypoint: </text:span></text:span><text:span text:style-name="Emphasis"><text:span text:style-name="T11">[None, ‘left’, ‘right’, ‘forward’]</text:span></text:span></text:p>
      <text:p text:style-name="P8"><text:span text:style-name="Emphasis"><text:span text:style-name="T8">light: [‘red’, ‘green’]</text:span></text:span></text:p>
      <text:p text:style-name="P12"><text:span text:style-name="Emphasis"><text:span text:style-name="T8">‘oncoming’: [</text:span></text:span><text:span text:style-name="Emphasis"><text:span text:style-name="T11">None, ‘left’, ‘right’, ‘forward’</text:span></text:span><text:span text:style-name="Emphasis"><text:span text:style-name="T8">]</text:span></text:span></text:p>
      <text:p text:style-name="P12"><text:span text:style-name="Emphasis"><text:span text:style-name="T8">‘left’: [</text:span></text:span><text:span text:style-name="Emphasis"><text:span text:style-name="T11">None, ‘left’, ‘right’, ‘forward’</text:span></text:span><text:span text:style-name="Emphasis"><text:span text:style-name="T8">]</text:span></text:span></text:p>
      <text:p text:style-name="P12"><text:span text:style-name="Emphasis"><text:span text:style-name="T8">‘</text:span></text:span><text:span text:style-name="Emphasis"><text:span text:style-name="T23">right’: [</text:span></text:span><text:span text:style-name="Emphasis"><text:span text:style-name="T11">None, ‘left’, ‘right’, ‘forward’</text:span></text:span><text:span text:style-name="Emphasis"><text:span text:style-name="T23">]</text:span></text:span></text:p>
      <text:p text:style-name="P8"><text:span text:style-name="Emphasis"><text:span text:style-name="T8"/></text:span></text:p>
      <text:p text:style-name="P7"><text:span text:style-name="Emphasis"><text:span text:style-name="T9">The </text:span></text:span><text:span text:style-name="Emphasis"><text:span text:style-name="T10">next_waypoint </text:span></text:span><text:span text:style-name="Emphasis"><text:span text:style-name="T9">models where the </text:span></text:span><text:span text:style-name="Emphasis"><text:span text:style-name="T11">car should go according to the planner</text:span></text:span><text:span text:style-name="Emphasis"><text:span text:style-name="T9">, and helps the agent determine which moves to make to </text:span></text:span><text:span text:style-name="Emphasis"><text:span text:style-name="T12">most </text:span></text:span><text:span text:style-name="Emphasis"><text:span text:style-name="T9">efficiently reach the target. <text:s/></text:span></text:span><text:span text:style-name="Emphasis"><text:span text:style-name="T12">Following the waypoints gives a reward, so that helps the agent learn. <text:s/></text:span></text:span><text:span text:style-name="Emphasis"><text:span text:style-name="T11">T</text:span></text:span><text:span text:style-name="Emphasis"><text:span text:style-name="T9">he light, oncoming, left, </text:span></text:span><text:span text:style-name="Emphasis"><text:span text:style-name="T13">and right traffic</text:span></text:span><text:span text:style-name="Emphasis"><text:span text:style-name="T9"> variables model the agent’s immediate surroundings and help it make good driving choices. <text:s/></text:span></text:span><text:span text:style-name="Emphasis"><text:span text:style-name="T13">The light helps it learn to not run red lights</text:span></text:span><text:span text:style-name="Emphasis"><text:span text:style-name="T24"> (since it is penalized for running a red light)</text:span></text:span><text:span text:style-name="Emphasis"><text:span text:style-name="T13">, the oncoming, left and right traffic variables teach it how to obey traffic laws </text:span></text:span><text:span text:style-name="Emphasis"><text:span text:style-name="T24">(since it is penalized for violating right-of-way)</text:span></text:span><text:span text:style-name="Emphasis"><text:span text:style-name="T13">.</text:span></text:span><text:span text:style-name="Emphasis"><text:span text:style-name="T9"> <text:s/></text:span></text:span><text:span text:style-name="Emphasis"><text:span text:style-name="T12">For example, the agent should not turn left if there is an oncoming car, and it will be penalized if it does so.</text:span></text:span></text:p>
      <text:p text:style-name="P7"><text:span text:style-name="Emphasis"><text:span text:style-name="T8"/></text:span></text:p>
      <text:h text:style-name="P3" text:outline-level="3"><text:bookmark text:name="implement-q-learning"/><text:span text:style-name="Emphasis"><text:span text:style-name="T31">Implement Q-Learning</text:span></text:span></text:h>
      <text:p text:style-name="P7"><text:span text:style-name="Emphasis"><text:span text:style-name="T3">What changes do you notice in the agent’s behavior?</text:span></text:span></text:p>
      <text:p text:style-name="P9"><text:span text:style-name="Emphasis"><text:span text:style-name="T13">The agent appears to learn how to drive efficiently after the first route is completed. <text:s/></text:span></text:span><text:span text:style-name="Emphasis"><text:span text:style-name="T15">It follows the waypoints almost all of the time. <text:s/></text:span></text:span><text:span text:style-name="Emphasis"><text:span text:style-name="T13">However, it still makes some nonsense moves, </text:span></text:span><text:span text:style-name="Emphasis"><text:span text:style-name="T15">such as not following the waypoints, breaking traffic rules, and sometimes not moving when it should</text:span></text:span><text:span text:style-name="Emphasis"><text:span text:style-name="T13">. <text:s/></text:span></text:span><text:span text:style-name="Emphasis"><text:span text:style-name="T24">The penalties from running red lights and breaking right-of-way laws help it avoid those actions, while the rewards for following the waypoints help it follow the proper path.</text:span></text:span></text:p>
      <text:p text:style-name="P7"><text:span text:style-name="Emphasis"><text:span text:style-name="T8"/></text:span></text:p>
      <text:h text:style-name="P1" text:outline-level="3"><text:bookmark text:name="enhance-the-driving-agent"/><text:span text:style-name="Emphasis"><text:span text:style-name="T31">Enhance the driving agent</text:span></text:span></text:h>
      <text:p text:style-name="P13"><text:span text:style-name="Emphasis"><text:span text:style-name="T28">Report what changes you made to your basic implementation of Q-Learning to achieve the final version of the agent. How well does it perform?</text:span></text:span></text:p>
      <text:p text:style-name="P11"><text:span text:style-name="Emphasis"><text:span text:style-name="T14">I tuned the alpha and gamma parameters by </text:span></text:span><text:span text:style-name="Emphasis"><text:span text:style-name="T16">running trials, then varying alpha from 0.1 to 0.9. <text:s/></text:span></text:span><text:span text:style-name="Emphasis"><text:span text:style-name="T18">I ran 10 trials for each alpha, then took the maximum of the total penalty score (which is negative) to find the best alpha. <text:s/>I did the same thing for gamma (setting alpha the best alpha</text:span></text:span><text:span text:style-name="Emphasis"><text:span text:style-name="T16"> </text:span></text:span><text:span text:style-name="Emphasis"><text:span text:style-name="T18">I just found), and then the same thing for alpha with gamma set as the best found gamma.</text:span></text:span><text:span text:style-name="Emphasis"><text:span text:style-name="T17"> <text:s/></text:span></text:span><text:span text:style-name="Emphasis"><text:span text:style-name="T19">I found 0.2 to be best for alpha (barely, compared with 0.8). <text:s/></text:span></text:span><text:span text:style-name="Emphasis"><text:span text:style-name="T21">The best combination I found was alpha = 0.1, gamma = 0.8. <text:s/></text:span></text:span><text:span text:style-name="Emphasis"><text:span text:style-name="T25">See ‘tuning alpha </text:span></text:span><text:soft-page-break/><text:span text:style-name="Emphasis"><text:span text:style-name="T25">and gamma.txt’ for tabulation of the scores. <text:s/></text:span></text:span><text:span text:style-name="Emphasis"><text:span text:style-name="T26">If I were to go back and do this again, I would report the total score (including positive rewards) and probably try to maximize that.</text:span></text:span></text:p>
      <text:p text:style-name="P11"><text:span text:style-name="Emphasis"><text:span text:style-name="T26"/></text:span></text:p>
      <text:p text:style-name="P14"><text:span text:style-name="Emphasis"><text:span text:style-name="T29">Does your agent get close to finding an optimal policy, i.e. reach the destination in the minimum possible time, and not incur any penalties?</text:span></text:span></text:p>
      <text:p text:style-name="P10"><text:span text:style-name="Emphasis"><text:span text:style-name="T14">Yes, it basically finds the optimal policy </text:span></text:span><text:span text:style-name="Emphasis"><text:span text:style-name="T17">with a few exceptions. <text:s/>A mistake is made in about 10% of the last 10 trials. <text:s/></text:span></text:span><text:span text:style-name="Emphasis"><text:span text:style-name="T19">I compared the waypoint direction to the action direction, and found it almost always is identical, with a few exceptions near the end of the 100 trials. <text:s/></text:span></text:span><text:span text:style-name="Emphasis"><text:span text:style-name="T20">In about 10% of the last 10 trials, about </text:span></text:span><text:span text:style-name="Emphasis"><text:span text:style-name="T22">one</text:span></text:span><text:span text:style-name="Emphasis"><text:span text:style-name="T20"> of the moves </text:span></text:span><text:span text:style-name="Emphasis"><text:span text:style-name="T22">is</text:span></text:span><text:span text:style-name="Emphasis"><text:span text:style-name="T20"> non-ideal (action does not match waypoint). <text:s/></text:span></text:span><text:span text:style-name="Emphasis"><text:span text:style-name="T22">See the test1.txt, test2.txt, test3.txt files </text:span></text:span><text:span text:style-name="Emphasis"><text:span text:style-name="T27">for log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01:30:43.645690555</meta:creation-date>
    <dc:date>2016-07-13T15:56:46.204741997</dc:date>
    <meta:editing-duration>PT13H15M6S</meta:editing-duration>
    <meta:editing-cycles>22</meta:editing-cycles>
    <meta:generator>LibreOffice/5.1.4.2$Linux_X86_64 LibreOffice_project/10m0$Build-2</meta:generator>
    <meta:document-statistic meta:table-count="0" meta:image-count="0" meta:object-count="0" meta:page-count="2" meta:paragraph-count="23" meta:word-count="594" meta:character-count="3482" meta:non-whitespace-character-count="2893"/>
  </office:meta>
</office:document-meta>
</file>